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0404" officeooo:paragraph-rsid="001f0404" style:font-size-asian="20pt" style:font-size-complex="20pt"/>
    </style:style>
    <style:style style:name="P2" style:family="paragraph" style:parent-style-name="Standard">
      <style:text-properties fo:font-size="24pt" fo:font-weight="bold" officeooo:rsid="001f0404" officeooo:paragraph-rsid="001f0404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officeooo:rsid="001f0404" officeooo:paragraph-rsid="001f0404" style:font-size-asian="24pt" style:font-size-complex="24pt"/>
    </style:style>
    <style:style style:name="P4" style:family="paragraph" style:parent-style-name="Standard">
      <style:text-properties fo:font-size="22pt" officeooo:rsid="00200bcc" officeooo:paragraph-rsid="00200bcc" style:font-size-asian="22pt" style:font-size-complex="22pt"/>
    </style:style>
    <style:style style:name="P5" style:family="paragraph" style:parent-style-name="Standard">
      <style:text-properties fo:font-size="22pt" officeooo:rsid="00202717" officeooo:paragraph-rsid="00202717" style:font-size-asian="22pt" style:font-size-complex="22pt"/>
    </style:style>
    <style:style style:name="P6" style:family="paragraph" style:parent-style-name="Standard">
      <style:text-properties fo:font-size="22pt" officeooo:rsid="001f0404" officeooo:paragraph-rsid="001f0404" style:font-size-asian="22pt" style:font-size-complex="22pt"/>
    </style:style>
    <style:style style:name="P7" style:family="paragraph" style:parent-style-name="Standard">
      <style:text-properties fo:font-size="28pt" officeooo:rsid="001f0404" officeooo:paragraph-rsid="001f0404" style:font-size-asian="28pt" style:font-size-complex="28pt"/>
    </style:style>
    <style:style style:name="T1" style:family="text">
      <style:text-properties officeooo:rsid="00202717"/>
    </style:style>
    <style:style style:name="T2" style:family="text">
      <style:text-properties officeooo:rsid="0021a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HIS</text:p>
      <text:p text:style-name="P3"/>
      <text:p text:style-name="P7">192.168.0.4/dhis</text:p>
      <text:p text:style-name="P3"/>
      <text:p text:style-name="P4">- Create your own user – log out and in <text:span text:style-name="T1">as that user</text:span></text:p>
      <text:p text:style-name="P5">- Prefix your reports / <text:span text:style-name="T2">etc</text:span> with <text:span text:style-name="T2">team name</text:span></text:p>
      <text:p text:style-name="P3"/>
      <text:p text:style-name="P2">Moodle</text:p>
      <text:p text:style-name="P3"/>
      <text:p text:style-name="P7">192.168.0.4/moodle</text:p>
      <text:p text:style-name="P3"/>
      <text:p text:style-name="P2">Access Points</text:p>
      <text:p text:style-name="P3"/>
      <text:p text:style-name="P3">AcademyAccessPoint0</text:p>
      <text:p text:style-name="P1"/>
      <text:p text:style-name="P1">&lt;&lt;&lt; Left side of room</text:p>
      <text:p text:style-name="P3"/>
      <text:p text:style-name="P3">AcademyAccessPoint1</text:p>
      <text:p text:style-name="P6"/>
      <text:p text:style-name="P6">&gt;&gt;&gt; Right side of room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08:07:16.029687048</meta:creation-date>
    <dc:date>2014-05-29T08:26:43.242706720</dc:date>
    <meta:editing-duration>PT16M29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" meta:paragraph-count="11" meta:word-count="39" meta:character-count="232" meta:non-whitespace-character-count="203"/>
  </office:meta>
</office:document-meta>
</file>